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eata i Tomasz Polakowie</text:p>
      <text:p text:style-name="Standard">Al. Jana Pawła II 9/35</text:p>
      <text:p text:style-name="Standard">62-030 Luboń</text:p>
      <text:p text:style-name="Standard"/>
      <text:p text:style-name="Standard"/>
      <text:p text:style-name="Standard"/>
      <text:p text:style-name="P1">Luboń, dnia 8 grudnia 2011</text:p>
      <text:p text:style-name="Standard"/>
      <text:p text:style-name="Standard"/>
      <text:p text:style-name="Standard"/>
      <text:p text:style-name="Standard"/>
      <text:p text:style-name="Standard"/>
      <text:p text:style-name="Standard">W dniu 8 grudnia 2011 otrzymaliśmy pismo Pani, którego treść dotyczy wypowiedzenia umowy najmu mieszkania nr 11 w Poznaniu, przy ul. Hetmańskiej 36 przez Pani mandantkę, panią Elżbietę Jarko.</text:p>
      <text:p text:style-name="Standard">Ze zdziwieniem dowiadujemy się,, że p. Jarko <text:span text:style-name="T1">jednostronnie i przedwcześnie</text:span> próbowała dokonać rozliczenia finansowego najmu. Informowaliśmy już p. Jarko, że zgodnie z umową najmu rozliczenie to, łącznie z odbiorem mieszkania powinno nastąpić z końcem stycznia 2012 roku. Odbiór mieszkania nie został dokonany i brak właściwego protokołu.</text:p>
      <text:p text:style-name="Text_20_body">Osobną sprawą jest wysokość opłat miesięcznych, które nie wynoszą tylko 900 zł., jak to zostało ujęte w Pani piśmie, ale wynoszą 1230 zł ( 900 zł czynsz najmu + opłaty stałe dla administracji w wysokości 330 zł ). Dochodzą do tego opłaty za prąd i gaz, te zaś regulowane na podstawie <text:s text:c="3"/>rachunków. <text:span text:style-name="T1">Oczekujemy zatem wpływu takich kwot -1230 zł - za miesiące grudzień i styczeń w stosownych terminach</text:span> oraz rozliczenia rachunków za gaz i prąd po wpłynięciu rachunków.</text:p>
      <text:p text:style-name="Standard">Niestety do listu dołączone były klucze do mieszkania. Informujemy zatem, że zgodnie z umową najmu mieszkanie jest do dyspozycji Pani Jarko do końca stycznia 2012 i prosimy ją o zgłoszenie się do nas po odbiór kluczy.</text:p>
      <text:p text:style-name="Standard"/>
      <text:p text:style-name="Standard">Z poważaniem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 Condensed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 Condensed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8T10:03:31</meta:creation-date>
    <meta:document-statistic meta:table-count="0" meta:image-count="0" meta:object-count="0" meta:page-count="1" meta:paragraph-count="9" meta:word-count="207" meta:character-count="1304" meta:non-whitespace-character-count="1103"/>
    <dc:date>2011-12-08T10:39:25</dc:date>
    <meta:editing-duration>PT5M2S</meta:editing-duration>
    <meta:editing-cycles>1</meta:editing-cycles>
    <meta:generator>LibreOffice/3.4$Linux LibreOffice_project/340m1$Build-302</meta:generator>
  </office:meta>
</office:document-meta>
</file>